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rial1" svg:font-family="Arial" style:font-family-generic="system" style:font-pitch="variable"/>
    <style:font-face style:name="DejaVu Sans Condensed" svg:font-family="'DejaVu Sans Condensed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 style:list-style-name="WWNum2">
      <style:paragraph-properties fo:margin-left="0.635cm" fo:margin-right="0cm" fo:text-indent="-0.635cm" style:auto-text-indent="false"/>
    </style:style>
    <style:style style:name="P2" style:family="paragraph" style:parent-style-name="Standard">
      <style:text-properties fo:font-style="normal" style:font-style-asian="normal"/>
    </style:style>
    <style:style style:name="P3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</style:style>
    <style:style style:name="P4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tab-stops>
          <style:tab-stop style:position="7.62cm" style:type="center"/>
          <style:tab-stop style:position="15.24cm" style:type="right"/>
        </style:tab-stops>
        <style:background-image/>
      </style:paragraph-properties>
    </style:style>
    <style:style style:name="P5" style:family="paragraph" style:parent-style-name="Standard" style:master-page-name="Standard">
      <style:paragraph-properties fo:margin-left="0cm" fo:margin-right="0cm" fo:margin-top="0cm" fo:margin-bottom="0cm" fo:line-height="100%" fo:text-align="center" style:justify-single-word="false" fo:keep-together="auto" fo:orphans="0" fo:widows="0" fo:text-indent="0cm" style:auto-text-indent="false" style:page-number="auto" fo:background-color="#ffffff" fo:padding="0cm" fo:border="none" fo:keep-with-next="auto">
        <style:background-image/>
      </style:paragraph-properties>
    </style:style>
    <style:style style:name="P6" style:family="paragraph" style:parent-style-name="Standard">
      <style:paragraph-properties fo:margin-left="0cm" fo:margin-right="0cm" fo:margin-top="0cm" fo:margin-bottom="0.212cm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0.953cm"/>
          <style:tab-stop style:position="2.223cm"/>
        </style:tab-stops>
        <style:background-image/>
      </style:paragraph-properties>
      <style:text-properties fo:font-variant="normal" fo:text-transform="none" fo:color="#0000ff" style:text-line-through-style="none" style:text-position="0% 100%" style:font-name="Times" fo:font-size="10pt" fo:font-style="normal" style:text-underline-style="none" fo:font-weight="normal" style:font-name-asian="Times1" style:font-size-asian="10pt" style:font-style-asian="normal" style:font-weight-asian="normal" style:font-name-complex="Times1" style:font-size-complex="10pt"/>
    </style:style>
    <style:style style:name="P7" style:family="paragraph" style:parent-style-name="Standard">
      <style:paragraph-properties fo:margin-left="0cm" fo:margin-right="0cm" fo:margin-top="0cm" fo:margin-bottom="0.212cm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0.953cm"/>
          <style:tab-stop style:position="2.223cm"/>
        </style:tab-stops>
        <style:background-image/>
      </style:paragraph-properties>
    </style:style>
    <style:style style:name="P8" style:family="paragraph" style:parent-style-name="Standard">
      <style:paragraph-properties fo:margin-left="0cm" fo:margin-right="0cm" fo:margin-top="0cm" fo:margin-bottom="0.212cm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0.953cm"/>
          <style:tab-stop style:position="2.223cm"/>
        </style:tab-stops>
        <style:background-image/>
      </style:paragraph-properties>
      <style:text-properties style:font-name="Times" style:font-name-asian="Times1" style:font-name-complex="Times1"/>
    </style:style>
    <style:style style:name="P9" style:family="paragraph" style:parent-style-name="Standard">
      <style:paragraph-properties fo:margin-left="0cm" fo:margin-right="0cm" fo:text-indent="0cm" style:auto-text-indent="false"/>
    </style:style>
    <style:style style:name="P10" style:family="paragraph" style:parent-style-name="Standard">
      <style:paragraph-properties fo:margin-top="0cm" fo:margin-bottom="0.212cm" fo:line-height="100%" fo:orphans="2" fo:widows="2">
        <style:tab-stops>
          <style:tab-stop style:position="0.953cm"/>
          <style:tab-stop style:position="2.223cm"/>
        </style:tab-stops>
      </style:paragraph-properties>
    </style:style>
    <style:style style:name="P11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12" style:family="paragraph" style:parent-style-name="Standard" style:list-style-name="WWNum3">
      <style:paragraph-properties fo:margin-left="1.27cm" fo:margin-right="0cm" fo:text-indent="-0.635cm" style:auto-text-indent="false"/>
    </style:style>
    <style:style style:name="P13" style:family="paragraph" style:parent-style-name="Standard">
      <style:paragraph-properties fo:margin-left="1.27cm" fo:margin-right="0cm" fo:margin-top="0cm" fo:margin-bottom="0.212cm" fo:line-height="100%" fo:text-align="start" style:justify-single-word="false" fo:keep-together="always" fo:orphans="0" fo:widows="0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style:text-line-through-styl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4" style:family="paragraph" style:parent-style-name="Standard">
      <style:paragraph-properties fo:margin-left="0cm" fo:margin-right="0.12cm" fo:margin-top="0.071cm" fo:margin-bottom="0cm" fo:line-height="100%" fo:text-indent="0cm" style:auto-text-indent="false">
        <style:tab-stops>
          <style:tab-stop style:position="2.002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position="0% 100%" style:font-name="Arial" fo:font-size="18pt" fo:font-style="normal" style:text-underline-style="none" fo:font-weight="bold" style:font-name-asian="Arial1" style:font-size-asian="18pt" style:font-style-asian="normal" style:font-weight-asian="bold" style:font-name-complex="Arial1" style:font-size-complex="18pt"/>
    </style:style>
    <style:style style:name="T2" style:family="text">
      <style:text-properties fo:font-style="normal" style:font-style-asian="normal"/>
    </style:style>
    <style:style style:name="T3" style:family="text">
      <style:text-properties fo:font-weight="bold" style:font-weight-asian="bold"/>
    </style:style>
    <style:style style:name="T4" style:family="text">
      <style:text-properties fo:font-style="italic" style:font-style-asian="italic"/>
    </style:style>
    <style:style style:name="T5" style:family="text">
      <style:text-properties style:font-name="Times" style:font-name-asian="Times1" style:font-name-complex="Times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Sistema de Caronas – Carona Zoom</text:span></text:p>
      <text:p text:style-name="P3"><text:span text:style-name="T1">Caderno de Arquitetura</text:span></text:p>
      <text:p text:style-name="Standard"/>
      <text:p text:style-name="Standard"/>
      <text:list xml:id="list8097107755326495286" text:style-name="WWNum2">
        <text:list-item>
          <text:h text:style-name="P1" text:outline-level="1">Propósito</text:h>
        </text:list-item>
      </text:list>
      <text:p text:style-name="Standard">Este documento descreve a filosofia, restrições, justificativas, elementos significantes, e alguns outros aspectos abrangentes do sistema que moldam o projeto e a implementação do sistema de caronas entre cidades, Carona Zoom.</text:p>
      <text:p text:style-name="P6"/>
      <text:list xml:id="list691960709" text:continue-numbering="true" text:style-name="WWNum2">
        <text:list-item>
          <text:h text:style-name="P1" text:outline-level="1">Objetivos e filosofia arquitetural</text:h>
        </text:list-item>
      </text:list>
      <text:p text:style-name="Standard">O sistema a ser projetado será um sistema web interativo que fornecerá o serviço de cadastrar e realizar reservas para caroneiros por todo o Brasil. Sendo este inicialmente simples, o sistema de software visa como foco principal atender necessidade de caronas entre cidades pelo país.</text:p>
      <text:p text:style-name="Standard">Deverá atender as seguintes metas:</text:p>
      <text:list xml:id="list404913303006401081" text:style-name="WWNum1">
        <text:list-item>
          <text:p text:style-name="P11">Permitir que diversas passageiros <text:s/>precisando de transporte cadastrem requisições de carona em no sistema;</text:p>
        </text:list-item>
        <text:list-item>
          <text:p text:style-name="P11">Permitir que clientes reservem e cancelem reservas das caronas de acordo com datas específicas;</text:p>
        </text:list-item>
        <text:list-item>
          <text:p text:style-name="P11">Permitir o pagamento da reserva e do cadastro<text:span text:style-name="T4"> </text:span><text:span text:style-name="T2">pelo sistema, garantindo um melhor conforto as partes, Motorista e Passageiro.</text:span></text:p>
        </text:list-item>
      </text:list>
      <text:p text:style-name="P2"/>
      <text:p text:style-name="Standard"><text:span text:style-name="T2">O desenvolvimento e projeto da arquitetura seguirá o padrão de arquitetura MVC(Model-View-Controller).</text:span></text:p>
      <text:p text:style-name="Standard"><text:span text:style-name="T2">Problemas críticos que devem ser atentados são quanto aos requisitos de hardware e de rede, pois não sendo estes respeitados podem fazer com que o software não funcione corretamente. Estes estão descritos no documento de infraestrutura de implantação.</text:span></text:p>
      <text:p text:style-name="P2"/>
      <text:list xml:id="list210770916" text:continue-list="list691960709" text:style-name="WWNum2">
        <text:list-item>
          <text:h text:style-name="P1" text:outline-level="1">Suposições e dependências</text:h>
        </text:list-item>
      </text:list>
      <text:p text:style-name="P7"><text:span text:style-name="T5">O padrão de arquitetura MVC foi escolhida por fornecer regras e procedimentos que ajudam a implementação de um sistema Web no paradigma orientado a objetos. A equipe formada para desenvolver o projeto “Carona Zoom” possui amplo conhecimento do padrão (MVC) em outros projetos, e também permitiu a facilidade em manutenção e alcance aos requisitos levantados.</text:span></text:p>
      <text:p text:style-name="P8"/>
      <text:list xml:id="list1546050448" text:continue-numbering="true" text:style-name="WWNum2">
        <text:list-item>
          <text:h text:style-name="P1" text:outline-level="1">Requisitos arquiteturalmente significativos</text:h>
        </text:list-item>
      </text:list>
      <text:p text:style-name="Standard"><text:span text:style-name="T2">Estes requisitos estão listados no Documento de Visão.</text:span></text:p>
      <text:p text:style-name="Standard"/>
      <text:list xml:id="list235150928" text:continue-numbering="true" text:style-name="WWNum2">
        <text:list-item>
          <text:h text:style-name="P1" text:outline-level="1">Decisões, restrições e justificativas</text:h>
        </text:list-item>
      </text:list>
      <text:list xml:id="list1537082329887372312" text:style-name="WWNum3">
        <text:list-item>
          <text:p text:style-name="P12">Utilização do padrão MVC;</text:p>
        </text:list-item>
        <text:list-item>
          <text:p text:style-name="P12">Desenvolvimento utilizando <text:span text:style-name="T4">pair programming;</text:span></text:p>
        </text:list-item>
        <text:list-item>
          <text:p text:style-name="P12"><text:span text:style-name="T2">O escopo de uso do software é limitado, uma vez que insere-se apenas a âmbito nacional.</text:span></text:p>
        </text:list-item>
      </text:list>
      <text:p text:style-name="P13"/>
      <text:list xml:id="list429475263" text:continue-list="list235150928" text:style-name="WWNum2">
        <text:list-item>
          <text:h text:style-name="P1" text:outline-level="1">Abstrações chave</text:h>
        </text:list-item>
      </text:list>
      <text:p text:style-name="P7"><text:span text:style-name="T5">O projeto está organizado no paradigma orientado a objetos. A classes “Reserva”, “Usuário” ,“Carona” e “Conta Corrente" serão manipulados pelos devidos controladores, e esse será responsável para realizar o acesso ao banco de dados e apresentar os possíveis resultados. <text:s text:c="2"/></text:span></text:p>
      <text:p text:style-name="P8"/>
      <text:list xml:id="list1952958719" text:continue-numbering="true" text:style-name="WWNum2">
        <text:list-item>
          <text:h text:style-name="P1" text:outline-level="1"><text:soft-page-break/>Camadas ou estrutura arquitetural</text:h>
        </text:list-item>
      </text:list>
      <text:p text:style-name="P10"><text:span text:style-name="T5">O projeto é implementado no padrão MVC, com isso, todas as classes servirão de modelo e os controladores serão os responsáveis pelas regras de negócio e as apresentações (telas) dos possíveis objet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rial1" svg:font-family="Arial" style:font-family-generic="system" style:font-pitch="variable"/>
    <style:font-face style:name="DejaVu Sans Condensed" svg:font-family="'DejaVu Sans Condensed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zh" style:country-asian="CN" style:font-size-complex="10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nos" fo:font-size="10pt" fo:language="en" fo:country="US" style:font-name-asian="DejaVu Sans Condensed" style:font-size-asian="10pt" style:language-asian="zh" style:country-asian="CN" style:font-name-complex="DejaVu Sans Condensed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left="0.635cm" fo:margin-right="0cm" fo:margin-top="0.212cm" fo:margin-bottom="0.106cm" fo:line-height="100%" fo:text-indent="-0.635cm" style:auto-text-indent="false" fo:keep-with-next="always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left="0cm" fo:margin-right="0cm" fo:margin-top="0.212cm" fo:margin-bottom="0.106cm" fo:line-height="100%" fo:text-indent="0.635cm" style:auto-text-indent="false" fo:keep-with-next="always"/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left="0cm" fo:margin-right="0cm" fo:margin-top="0.212cm" fo:margin-bottom="0.106cm" fo:line-height="100%" fo:text-indent="0cm" style:auto-text-indent="false" fo:keep-with-next="always"/>
      <style:text-properties style:font-name="Arial" fo:font-size="10pt" fo:font-style="italic" fo:font-weight="normal" style:font-name-asian="Arial1" style:font-size-asian="10pt" style:font-style-asian="italic" style:font-weight-asian="normal" style:font-name-complex="Arial1" style:font-size-complex="10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left="0cm" fo:margin-right="0cm" fo:margin-top="0.212cm" fo:margin-bottom="0.106cm" fo:line-height="100%" fo:text-indent="0cm" style:auto-text-indent="false" fo:keep-with-next="always"/>
      <style:text-properties style:font-name="Arial" fo:font-size="10pt" fo:font-weight="normal" style:font-name-asian="Arial1" style:font-size-asian="10pt" style:font-weight-asian="normal" style:font-name-complex="Arial1" style:font-size-complex="10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left="5.08cm" fo:margin-right="0cm" fo:margin-top="0.423cm" fo:margin-bottom="0.106cm" fo:line-height="100%" fo:text-indent="0cm" style:auto-text-indent="false"/>
      <style:text-properties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left="5.08cm" fo:margin-right="0cm" fo:margin-top="0.423cm" fo:margin-bottom="0.106cm" fo:line-height="100%" fo:text-indent="0cm" style:auto-text-indent="false"/>
      <style:text-properties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106cm" fo:line-height="100%" fo:text-align="center" style:justify-single-word="false"/>
      <style:text-properties style:font-name="Arial" fo:font-size="18pt" fo:font-style="italic" style:font-name-asian="Arial1" style:font-size-asian="18pt" style:font-style-asian="italic" style:font-name-complex="Arial1" style:font-size-complex="18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Label_20_1" style:display-name="ListLabel 1" style:family="text">
      <style:text-properties fo:color="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.12cm" fo:margin-top="0.071cm" fo:margin-bottom="0cm" fo:line-height="100%" fo:text-indent="0cm" style:auto-text-indent="false">
        <style:tab-stops>
          <style:tab-stop style:position="2.002cm"/>
        </style:tab-stops>
      </style:paragraph-properties>
    </style:style>
    <style:style style:name="MP2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tab-stops>
          <style:tab-stop style:position="7.62cm" style:type="center"/>
          <style:tab-stop style:position="15.24cm" style:type="right"/>
        </style:tab-stops>
        <style:background-image/>
      </style:paragraph-properties>
    </style:style>
    <style:style style:name="MT1" style:family="text">
      <style:text-properties fo:font-weight="bold" style:font-weight-asian="bold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54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<text:span text:style-name="MT1">Sistema de Caronas – Carona Zoom</text:span></text:p>
        <text:p text:style-name="MP1"><text:s/></text:p>
        <text:p text:style-name="Standard">Caderno de Arquitetura</text:p>
        <text:p text:style-name="Standard"><text:s text:c="2"/>Date: <text:s/>&lt;12/nov/2019&gt;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2" meta:paragraph-count="28" meta:word-count="390" meta:character-count="2610"/>
    <dc:date>2019-11-18T15:24:20</dc:date>
    <dc:creator>Marcelo Oliveira</dc:creator>
    <meta:generator>OpenOffice/4.1.7$Unix OpenOffice.org_project/417m1$Build-9800</meta:generator>
  </office:meta>
</office:document-meta>
</file>